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4in"/>
    </style:style>
    <style:style style:name="co14" style:family="table-column">
      <style:table-column-properties fo:break-before="auto" style:column-width="1.3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Graphics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TATexture</text:p>
          </table:table-cell>
          <table:table-cell table:style-name="ce1" table:number-columns-repeated="4"/>
          <table:table-cell table:style-name="ce1" office:value-type="float" office:value="98">
            <text:p>98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TATextureManager</text:p>
          </table:table-cell>
          <table:table-cell table:style-name="ce1" table:number-columns-repeated="4"/>
          <table:table-cell table:style-name="ce1" office:value-type="float" office:value="40">
            <text:p>40</text:p>
          </table:table-cell>
          <table:table-cell table:number-columns-repeated="2"/>
          <table:table-cell office:value-type="string">
            <text:p>Release 1: Moving Player</text:p>
          </table:table-cell>
          <table:table-cell office:value-type="string">
            <text:p>Release 2: Menus</text:p>
          </table:table-cell>
          <table:table-cell office:value-type="string">
            <text:p>Release 3: Enemies</text:p>
          </table:table-cell>
          <table:table-cell office:value-type="string">
            <text:p>Release 4: Level Creation</text:p>
          </table:table-cell>
          <table:table-cell office:value-type="string">
            <text:p>Release 5: HUD</text:p>
          </table:table-cell>
          <table:table-cell office:value-type="string">
            <text:p>Release 6: Game!</text:p>
          </table:table-cell>
          <table:table-cell office:value-type="string">
            <text:p>Release 7: Pick-ups</text:p>
          </table:table-cell>
          <table:table-cell office:value-type="string">
            <text:p>Release 8: Bosses</text:p>
          </table:table-cell>
        </table:table-row>
        <table:table-row table:style-name="ro1">
          <table:table-cell/>
          <table:table-cell table:style-name="ce1" office:value-type="string">
            <text:p>TAAnimation</text:p>
          </table:table-cell>
          <table:table-cell table:style-name="ce1" table:number-columns-repeated="4"/>
          <table:table-cell table:style-name="ce1" office:value-type="float" office:value="121">
            <text:p>12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TAAnimationManager</text:p>
          </table:table-cell>
          <table:table-cell table:style-name="ce1" table:number-columns-repeated="4"/>
          <table:table-cell table:style-name="ce1" office:value-type="float" office:value="51">
            <text:p>51</text:p>
          </table:table-cell>
          <table:table-cell table:number-columns-repeated="2"/>
          <table:table-cell office:value-type="string">
            <text:p>TACamera</text:p>
          </table:table-cell>
          <table:table-cell office:value-type="string">
            <text:p>TAStateManager</text:p>
          </table:table-cell>
          <table:table-cell office:value-type="string">
            <text:p>SSEnemy</text:p>
          </table:table-cell>
          <table:table-cell office:value-type="string">
            <text:p>SSPlatform</text:p>
          </table:table-cell>
          <table:table-cell office:value-type="string">
            <text:p>TAFont</text:p>
          </table:table-cell>
          <table:table-cell office:value-type="string">
            <text:p>SSSandstorms</text:p>
          </table:table-cell>
          <table:table-cell office:value-type="string">
            <text:p>SSConsumable</text:p>
          </table:table-cell>
          <table:table-cell office:value-type="string">
            <text:p>SSMeleeBoss</text:p>
          </table:table-cell>
        </table:table-row>
        <table:table-row table:style-name="ro1">
          <table:table-cell/>
          <table:table-cell office:value-type="string">
            <text:p>TAFont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TAGraphicsManager</text:p>
          </table:table-cell>
          <table:table-cell office:value-type="string">
            <text:p>TAState</text:p>
          </table:table-cell>
          <table:table-cell office:value-type="string">
            <text:p>SSMeleeEnemy(With AI)</text:p>
          </table:table-cell>
          <table:table-cell office:value-type="string">
            <text:p>SSLevelCreator</text:p>
          </table:table-cell>
          <table:table-cell office:value-type="string">
            <text:p>TAFontManager</text:p>
          </table:table-cell>
          <table:table-cell/>
          <table:table-cell office:value-type="string">
            <text:p>SSHealthPickup</text:p>
          </table:table-cell>
          <table:table-cell office:value-type="string">
            <text:p>SSCasterBoss</text:p>
          </table:table-cell>
        </table:table-row>
        <table:table-row table:style-name="ro2">
          <table:table-cell/>
          <table:table-cell office:value-type="string">
            <text:p>TAFont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office:value-type="string">
            <text:p>TAApp</text:p>
          </table:table-cell>
          <table:table-cell office:value-type="string">
            <text:p>TAPurpose</text:p>
          </table:table-cell>
          <table:table-cell office:value-type="string">
            <text:p>SSWarrior</text:p>
          </table:table-cell>
          <table:table-cell/>
          <table:table-cell office:value-type="string">
            <text:p>TASound</text:p>
          </table:table-cell>
          <table:table-cell/>
          <table:table-cell office:value-type="string">
            <text:p>SSEnergyPickup</text:p>
          </table:table-cell>
          <table:table-cell/>
        </table:table-row>
        <table:table-row table:style-name="ro1">
          <table:table-cell/>
          <table:table-cell office:value-type="string">
            <text:p>TACamera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SSPlayer</text:p>
          </table:table-cell>
          <table:table-cell office:value-type="string">
            <text:p>TAProcessManager</text:p>
          </table:table-cell>
          <table:table-cell office:value-type="string">
            <text:p>SSBerserker</text:p>
          </table:table-cell>
          <table:table-cell/>
          <table:table-cell office:value-type="string">
            <text:p>TASoundManager</text:p>
          </table:table-cell>
          <table:table-cell/>
          <table:table-cell office:value-type="string">
            <text:p>SSArtifact</text:p>
          </table:table-cell>
          <table:table-cell/>
        </table:table-row>
        <table:table-row table:style-name="ro2">
          <table:table-cell/>
          <table:table-cell office:value-type="string">
            <text:p>TAGraphicsManag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SCharacter</text:p>
          </table:table-cell>
          <table:table-cell office:value-type="string">
            <text:p>TAProcess</text:p>
          </table:table-cell>
          <table:table-cell office:value-type="string">
            <text:p>SSRangedEnemy(With AI)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SSMain</text:p>
          </table:table-cell>
          <table:table-cell office:value-type="string">
            <text:p>SSScreen</text:p>
          </table:table-cell>
          <table:table-cell office:value-type="string">
            <text:p>SSCaster</text:p>
          </table:table-cell>
          <table:table-cell table:number-columns-repeated="5"/>
        </table:table-row>
        <table:table-row table:style-name="ro2">
          <table:table-cell office:value-type="string">
            <text:p>Input</text:p>
          </table:table-cell>
          <table:table-cell table:number-columns-repeated="9"/>
          <table:table-cell office:value-type="string">
            <text:p>SSScreenManager</text:p>
          </table:table-cell>
          <table:table-cell office:value-type="string">
            <text:p>SSAttack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TAKeys</text:p>
          </table:table-cell>
          <table:table-cell table:style-name="ce1" table:number-columns-repeated="4"/>
          <table:table-cell table:style-name="ce1" office:value-type="float" office:value="41">
            <text:p>41</text:p>
          </table:table-cell>
          <table:table-cell table:number-columns-repeated="3"/>
          <table:table-cell office:value-type="string">
            <text:p>SSEvent</text:p>
          </table:table-cell>
          <table:table-cell office:value-type="string">
            <text:p>SSMeleeAttack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TAInputManager</text:p>
          </table:table-cell>
          <table:table-cell table:style-name="ce1" table:number-columns-repeated="4"/>
          <table:table-cell table:style-name="ce1" office:value-type="float" office:value="37">
            <text:p>37</text:p>
          </table:table-cell>
          <table:table-cell table:number-columns-repeated="3"/>
          <table:table-cell office:value-type="string">
            <text:p>SSEventManager</text:p>
          </table:table-cell>
          <table:table-cell office:value-type="string">
            <text:p>SSRangedAttack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ound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TASound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LOC: 170</text:p>
          </table:table-cell>
          <table:table-cell office:value-type="string">
            <text:p>LOC: 310</text:p>
          </table:table-cell>
          <table:table-cell office:value-type="string">
            <text:p>LOC: 260</text:p>
          </table:table-cell>
          <table:table-cell table:number-columns-repeated="2" office:value-type="string">
            <text:p>LOC: 180</text:p>
          </table:table-cell>
          <table:table-cell office:value-type="string">
            <text:p>LOC: 300</text:p>
          </table:table-cell>
          <table:table-cell table:number-columns-repeated="2" office:value-type="string">
            <text:p>LOC: 60</text:p>
          </table:table-cell>
        </table:table-row>
        <table:table-row table:style-name="ro1">
          <table:table-cell/>
          <table:table-cell office:value-type="string">
            <text:p>TASound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ystem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TAState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Stat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Purpose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Process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Process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App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ain ga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SSCharact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SPlayer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SEnemy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SMelee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SWarrio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SBerserke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SMeleeBoss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SRanged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SCaste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SCasterBoss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Platform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LevelCreator</text:p>
          </table:table-cell>
          <table:table-cell table:number-columns-repeated="4"/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Consumabl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SHealth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SEnergy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SArtifac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Scree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ScreenManager</text:p>
          </table:table-cell>
          <table:table-cell table:number-columns-repeated="4"/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Event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EventManag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Mai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Attack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eleeAttack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angedAttack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SSandstorms</text:p>
          </table:table-cell>
          <table:table-cell table:number-columns-repeated="4"/>
          <table:table-cell office:value-type="float" office:value="300">
            <text:p>3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formula="of:=SUM([.G2:.G52])" office:value-type="float" office:value="1898">
            <text:p>1898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11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g Ashby</meta:initial-creator>
    <meta:creation-date>2011-07-05T18:50:18.90</meta:creation-date>
    <dc:date>2011-08-18T11:01:01.22</dc:date>
    <dc:creator>Tag Ashby</dc:creator>
    <meta:editing-duration>PT4H41M48S</meta:editing-duration>
    <meta:editing-cycles>22</meta:editing-cycles>
    <meta:generator>OpenOffice.org/3.3$Win32 OpenOffice.org_project/330m20$Build-9567</meta:generator>
    <meta:document-statistic meta:table-count="3" meta:cell-count="145" meta:object-count="0"/>
  </office:meta>
</office:document-meta>
</file>